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5"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1pt" style:font-size-asian="11pt" style:font-size-complex="11pt"/>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center" style:justify-single-word="false"/>
      <style:text-properties style:font-name="Arial" fo:font-size="10.5pt" style:font-size-asian="10.5pt" style:font-size-complex="10.5pt"/>
    </style:style>
    <style:style style:name="P12"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center" style:justify-single-word="false" style:snap-to-layout-grid="false"/>
      <style:text-properties style:font-name="Arial" fo:font-size="10.5pt" style:text-underline-style="none" fo:font-weight="normal" style:font-size-asian="10.5pt" style:font-weight-asian="normal" style:font-size-complex="10.5pt"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7"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8"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19"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0"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3"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24" style:family="paragraph" style:parent-style-name="Standard">
      <style:paragraph-properties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27" style:family="paragraph" style:parent-style-name="Standard">
      <style:paragraph-properties fo:text-align="justify" style:justify-single-word="false"/>
      <style:text-properties style:font-name="Arial" fo:font-size="11pt" style:text-underline-style="none" fo:font-weight="bold" fo:background-color="transparent"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font-name="Arial" fo:font-size="11pt" fo:background-color="transparent" style:font-size-asian="11pt" style:font-size-complex="11pt"/>
    </style:style>
    <style:style style:name="P29" style:family="paragraph" style:parent-style-name="Standard">
      <style:paragraph-properties fo:text-align="justify" style:justify-single-word="false"/>
      <style:text-properties style:font-name="Arial" fo:font-size="11pt" style:font-size-asian="11pt" style:font-size-complex="11pt"/>
    </style:style>
    <style:style style:name="P30"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00ff00" style:font-size-asian="11pt" style:font-weight-asian="bold" style:font-size-complex="11pt" style:font-weight-complex="bold"/>
    </style:style>
    <style:style style:name="P32"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33" style:family="paragraph" style:parent-style-name="Standard">
      <style:paragraph-properties fo:text-align="center" style:justify-single-word="false"/>
      <style:text-properties style:font-name="Arial"/>
    </style:style>
    <style:style style:name="P34" style:family="paragraph" style:parent-style-name="Standard">
      <style:paragraph-properties fo:text-align="justify" style:justify-single-word="false"/>
      <style:text-properties style:use-window-font-color="true" style:font-name="Arial" fo:font-size="11pt" style:text-underline-style="none" fo:font-weight="normal" fo:background-color="transparent"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fo:color="#000000" style:font-name="Arial" fo:font-size="11pt" fo:font-weight="bold" fo:background-color="transparent" style:font-size-asian="11pt" style:font-weight-asian="bold" style:font-size-complex="11pt" style:font-weight-complex="bold"/>
    </style:style>
    <style:style style:name="P36"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7" style:family="paragraph" style:parent-style-name="Normale">
      <style:text-properties style:font-name="Arial" fo:font-size="11pt" style:font-size-asian="11pt" style:font-size-complex="11pt"/>
    </style:style>
    <style:style style:name="P38" style:family="paragraph" style:parent-style-name="Normale">
      <style:paragraph-properties fo:text-align="end" style:justify-single-word="false"/>
      <style:text-properties style:font-name="Arial" fo:font-size="11pt" style:font-size-asian="11pt" style:font-size-complex="11pt"/>
    </style:style>
    <style:style style:name="P39"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0" style:family="paragraph" style:parent-style-name="Normale">
      <style:paragraph-properties>
        <style:tab-stops>
          <style:tab-stop style:position="-2.501cm" style:type="right"/>
        </style:tab-stops>
      </style:paragraph-properties>
      <style:text-properties style:font-name="Arial" fo:font-size="11pt" fo:font-weight="bold" fo:background-color="#66ffff" style:font-size-asian="11pt" style:font-weight-asian="bold" style:font-size-complex="11pt"/>
    </style:style>
    <style:style style:name="P4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2" style:family="paragraph" style:parent-style-name="Normale">
      <style:text-properties style:font-name="Times New Roman" fo:font-size="11pt" style:font-size-asian="11pt" style:font-size-complex="11pt"/>
    </style:style>
    <style:style style:name="P43"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5"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1pt" style:font-size-asian="11pt" style:font-size-complex="11pt" fo:hyphenate="false" fo:hyphenation-remain-char-count="2" fo:hyphenation-push-char-count="2"/>
    </style:style>
    <style:style style:name="P46" style:family="paragraph" style:parent-style-name="Standard" style:master-page-name="">
      <style:paragraph-properties style:page-number="auto" fo:background-color="transparent">
        <style:tab-stops/>
        <style:background-image/>
      </style:paragraph-properties>
    </style:style>
    <style:style style:name="P47" style:family="paragraph" style:parent-style-name="Standard">
      <style:paragraph-properties fo:background-color="transparent">
        <style:tab-stops/>
        <style:background-image/>
      </style:paragraph-properties>
    </style:style>
    <style:style style:name="P48"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66ffff" style:font-size-asian="11pt" style:font-weight-asian="normal" style:font-size-complex="11pt" style:font-weight-complex="normal"/>
    </style:style>
    <style:style style:name="P49"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ffcc00" style:font-size-asian="11pt" style:font-weight-asian="normal" style:font-size-complex="11pt" style:font-weight-complex="normal"/>
    </style:style>
    <style:style style:name="P50" style:family="paragraph" style:parent-style-name="Standard">
      <style:paragraph-properties fo:margin-left="0cm" fo:margin-right="0cm" fo:text-align="justify" style:justify-single-word="false" fo:text-indent="1.251cm" style:auto-text-indent="false"/>
      <style:text-properties style:font-name="Arial" fo:font-size="11pt" fo:background-color="#00ff00" style:font-size-asian="11pt" style:font-size-complex="11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54"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Arial" fo:font-size="11pt" style:font-size-asian="11pt" style:font-size-complex="11pt"/>
    </style:style>
    <style:style style:name="P55"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56" style:family="paragraph" style:parent-style-name="Text_20_body">
      <style:text-properties style:font-name="Times New Roman" fo:font-size="10.5pt" style:font-size-asian="10.5pt" style:font-size-complex="10.5pt"/>
    </style:style>
    <style:style style:name="P57"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58" style:family="paragraph" style:parent-style-name="Standard">
      <style:paragraph-properties fo:margin-top="0cm" fo:margin-bottom="0.101cm" fo:text-align="justify" style:justify-single-word="false">
        <style:tab-stops/>
      </style:paragraph-properties>
      <style:text-properties style:font-name="Arial" fo:font-size="11pt" fo:background-color="#ff99ff" style:font-size-asian="11pt" style:font-size-complex="11pt"/>
    </style:style>
    <style:style style:name="P59" style:family="paragraph" style:parent-style-name="Standard">
      <style:paragraph-properties fo:margin-top="0cm" fo:margin-bottom="0.101cm" fo:text-align="justify" style:justify-single-word="false">
        <style:tab-stops/>
      </style:paragraph-properties>
      <style:text-properties style:font-name="Arial" fo:font-size="11pt" fo:background-color="transparent" style:font-size-asian="11pt" style:font-size-complex="11pt"/>
    </style:style>
    <style:style style:name="P60" style:family="paragraph" style:parent-style-name="Standard">
      <style:paragraph-properties fo:margin-top="0cm" fo:margin-bottom="0.101cm" fo:text-align="justify" style:justify-single-word="false" style:text-autospace="ideograph-alpha" style:punctuation-wrap="hanging" style:vertical-align="auto">
        <style:tab-stops/>
      </style:paragraph-properties>
      <style:text-properties style:font-name="Arial" fo:font-size="11pt" fo:background-color="transparent" style:font-size-asian="11pt" style:font-size-complex="11pt"/>
    </style:style>
    <style:style style:name="P61" style:family="paragraph" style:parent-style-name="Standard">
      <style:paragraph-properties fo:margin-top="0cm" fo:margin-bottom="0.101cm" fo:text-align="center" style:justify-single-word="false">
        <style:tab-stops/>
      </style:paragraph-properties>
      <style:text-properties style:font-name="Arial" fo:font-size="11pt" fo:background-color="transparent" style:font-size-asian="11pt" style:font-size-complex="11pt"/>
    </style:style>
    <style:style style:name="P62" style:family="paragraph" style:parent-style-name="Standard">
      <style:paragraph-properties fo:margin-top="0cm" fo:margin-bottom="0.101cm" fo:text-align="justify" style:justify-single-word="false">
        <style:tab-stops/>
      </style:paragraph-properties>
      <style:text-properties style:font-name="Arial" fo:font-size="11pt" style:text-underline-style="solid" style:text-underline-width="auto" style:text-underline-color="font-color" fo:font-weight="normal" fo:background-color="#ffff00" style:font-size-asian="11pt" style:font-weight-asian="normal" style:font-size-complex="11pt" style:font-weight-complex="normal"/>
    </style:style>
    <style:style style:name="P63"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64"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65"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Arial" fo:font-size="11pt" style:font-size-asian="11pt" style:font-size-complex="11pt"/>
    </style:style>
    <style:style style:name="P66"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67" style:family="paragraph" style:parent-style-name="Normale">
      <style:text-properties style:font-name="Arial" fo:font-size="9pt" fo:font-weight="normal" style:font-size-asian="9pt" style:font-weight-asian="normal" style:font-size-complex="9pt" style:font-weight-complex="normal"/>
    </style:style>
    <style:style style:name="P68"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69" style:family="paragraph" style:parent-style-name="Text_20_body"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70"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Arial" fo:font-size="11pt" fo:language="it" fo:country="IT" style:font-name-asian="Times New Roman" style:font-size-asian="11pt" style:font-name-complex="Times New Roman" style:font-size-complex="11pt" style:language-complex="ar" style:country-complex="SA"/>
    </style:style>
    <style:style style:name="P71"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72" style:family="paragraph" style:parent-style-name="Standard" style:list-style-name="L1">
      <style:paragraph-properties fo:text-align="justify" style:justify-single-word="false"/>
      <style:text-properties style:font-name="Arial" fo:font-size="11pt" style:font-size-asian="11pt" style:font-size-complex="11pt"/>
    </style:style>
    <style:style style:name="P73" style:family="paragraph" style:parent-style-name="Standard" style:list-style-name="L2">
      <style:paragraph-properties fo:text-align="justify" style:justify-single-word="false"/>
      <style:text-properties style:font-name="Arial" fo:font-size="11pt" style:font-size-asian="11pt" style:font-size-complex="11pt"/>
    </style:style>
    <style:style style:name="P74" style:family="paragraph" style:parent-style-name="Standard" style:list-style-name="L4">
      <style:paragraph-properties fo:text-align="justify" style:justify-single-word="false"/>
      <style:text-properties style:font-name="Arial" fo:font-size="11pt" style:font-size-asian="11pt" style:font-size-complex="11pt"/>
    </style:style>
    <style:style style:name="P75" style:family="paragraph" style:parent-style-name="Standard" style:list-style-name="WW8Num15">
      <style:paragraph-properties fo:text-align="justify" style:justify-single-word="false">
        <style:tab-stops>
          <style:tab-stop style:position="1.94cm"/>
        </style:tab-stops>
      </style:paragraph-properties>
      <style:text-properties style:font-name="Arial" fo:font-size="11pt" style:font-size-asian="11pt" style:font-size-complex="11pt"/>
    </style:style>
    <style:style style:name="P76"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7" style:family="paragraph" style:parent-style-name="Standard" style:list-style-name="L4">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8" style:family="paragraph" style:parent-style-name="Standard" style:list-style-name="L4">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style:font-name="Arial" fo:font-size="11pt" style:text-underline-style="none" fo:font-weight="normal" fo:background-color="transparent" style:font-size-asian="11pt" style:font-weight-asian="normal" style:font-size-complex="11pt" style:font-weight-complex="normal"/>
    </style:style>
    <style:style style:name="P80" style:family="paragraph" style:parent-style-name="Standard" style:list-style-name="WW8Num15">
      <style:paragraph-properties fo:text-align="justify" style:justify-single-word="false">
        <style:tab-stops>
          <style:tab-stop style:position="1.94cm"/>
        </style:tab-stops>
      </style:paragraph-properties>
    </style:style>
    <style:style style:name="P81" style:family="paragraph" style:parent-style-name="Standard" style:list-style-name="L1">
      <style:paragraph-properties fo:margin-top="0cm" fo:margin-bottom="0.101cm" fo:text-align="justify" style:justify-single-word="false" style:text-autospace="ideograph-alpha" style:punctuation-wrap="hanging" style:vertical-align="auto">
        <style:tab-stops/>
      </style:paragraph-properties>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82" style:family="paragraph" style:parent-style-name="Standard" style:list-style-name="L1">
      <style:paragraph-properties fo:margin-top="0cm" fo:margin-bottom="0.101cm" fo:text-align="justify" style:justify-single-word="false">
        <style:tab-stops/>
      </style:paragraph-properties>
      <style:text-properties style:font-name="Arial" fo:font-size="11pt" style:font-size-asian="11pt" style:font-size-complex="11pt"/>
    </style:style>
    <style:style style:name="P83" style:family="paragraph" style:parent-style-name="Standard" style:list-style-name="L4">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84"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font-name="Arial" fo:font-size="11pt" style:font-size-asian="11pt" style:font-size-complex="11pt"/>
    </style:style>
    <style:style style:name="P85"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style:font-name="Arial" fo:font-size="11pt" style:font-size-asian="11pt" style:font-size-complex="11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fo:color="#000000" style:font-name="Arial" fo:font-size="11pt" fo:font-style="italic" fo:font-weight="bold" style:font-size-asian="11pt" style:font-style-asian="italic" style:font-weight-asian="bold" style:font-size-complex="11pt" style:font-style-complex="italic" style:font-weight-complex="bold"/>
    </style:style>
    <style:style style:name="T6" style:family="text">
      <style:text-properties fo:color="#000000" style:font-name="Arial" fo:font-size="11pt" fo:language="it" fo:country="IT" style:text-underline-style="none" fo:background-color="transparent" style:font-name-asian="Times New Roman" style:font-size-asian="11pt" style:font-name-complex="Times New Roman" style:font-size-complex="11pt" style:language-complex="ar" style:country-complex="SA"/>
    </style:style>
    <style:style style:name="T7" style:family="text">
      <style:text-properties fo:color="#000000" style:font-name="Arial" fo:font-size="11pt" fo:language="it" fo:country="IT" style:text-underline-style="none" fo:background-color="transparent" style:font-name-asian="Times New Roman" style:font-size-asian="11pt" style:language-asian="it" style:country-asian="IT" style:font-name-complex="Times New Roman" style:font-size-complex="11pt" style:language-complex="ar" style:country-complex="SA"/>
    </style:style>
    <style:style style:name="T8" style:family="text">
      <style:text-properties fo:color="#000000" style:font-name="Arial" fo:font-size="11pt" fo:language="it" fo:country="IT" fo:font-weight="normal" style:font-name-asian="Times New Roman" style:font-size-asian="11pt" style:font-weight-asian="normal" style:font-name-complex="Times New Roman" style:font-size-complex="11pt" style:language-complex="ar" style:country-complex="SA" style:font-weight-complex="normal"/>
    </style:style>
    <style:style style:name="T9" style:family="text">
      <style:text-properties fo:color="#000000" style:font-name="Arial" fo:font-size="11pt" style:font-size-asian="11pt" style:font-size-complex="11pt"/>
    </style:style>
    <style:style style:name="T10" style:family="text">
      <style:text-properties fo:color="#000000" style:text-line-through-style="none" style:font-name="Arial" fo:font-size="11pt" style:text-underline-style="none" style:text-blinking="false" style:font-size-asian="11pt" style:font-size-complex="11pt"/>
    </style:style>
    <style:style style:name="T11" style:family="text">
      <style:text-properties fo:color="#000000" style:text-line-through-style="none" style:font-name="Arial" fo:font-size="11pt" fo:language="it" fo:country="IT" style:text-underline-style="none" fo:font-weight="normal" style:text-blinking="false" style:font-name-asian="Times New Roman" style:font-size-asian="11pt" style:font-weight-asian="normal" style:font-name-complex="Times New Roman" style:font-size-complex="11pt" style:language-complex="ar" style:country-complex="SA" style:font-weight-complex="normal"/>
    </style:style>
    <style:style style:name="T12"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3"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italic" fo:background-color="transparent" style:font-style-asian="italic" style:font-style-complex="italic"/>
    </style:style>
    <style:style style:name="T17" style:family="text">
      <style:text-properties fo:font-weight="normal" style:font-weight-asian="normal" style:font-weight-complex="normal"/>
    </style:style>
    <style:style style:name="T18" style:family="text">
      <style:text-properties fo:font-weight="normal" fo:background-color="#ffff99" style:font-weight-asian="normal" style:font-weight-complex="normal"/>
    </style:style>
    <style:style style:name="T19" style:family="text">
      <style:text-properties fo:font-weight="normal" fo:background-color="#ffcc00" style:font-weight-asian="normal" style:font-weight-complex="normal"/>
    </style:style>
    <style:style style:name="T20" style:family="text">
      <style:text-properties fo:font-weight="normal" fo:background-color="#ccff00" style:font-weight-asian="normal" style:font-weight-complex="normal"/>
    </style:style>
    <style:style style:name="T21" style:family="text">
      <style:text-properties fo:font-weight="normal" fo:background-color="#00ffff" style:font-weight-asian="normal" style:font-weight-complex="normal"/>
    </style:style>
    <style:style style:name="T22" style:family="text">
      <style:text-properties fo:font-weight="normal" fo:background-color="transparent"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fo:background-color="#66ffff" style:font-weight-asian="normal" style:font-name-complex="Times New Roman"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Arial"/>
    </style:style>
    <style:style style:name="T28" style:family="text">
      <style:text-properties style:font-name="Arial" fo:font-size="11pt" style:text-underline-style="none" fo:font-weight="bold" style:font-size-asian="11pt" style:font-weight-asian="bold" style:font-size-complex="11pt" style:font-weight-complex="bold"/>
    </style:style>
    <style:style style:name="T29" style:family="text">
      <style:text-properties style:font-name="Arial" fo:font-size="11pt" style:text-underline-style="none" style:font-size-asian="11pt" style:font-size-complex="11pt"/>
    </style:style>
    <style:style style:name="T30" style:family="text">
      <style:text-properties style:font-name="Arial" fo:font-size="11pt" fo:font-weight="bold" style:font-size-asian="11pt" style:font-weight-asian="bold" style:font-size-complex="11pt" style:font-weight-complex="bold"/>
    </style:style>
    <style:style style:name="T31" style:family="text">
      <style:text-properties style:font-name="Arial" fo:font-size="11pt" style:font-size-asian="11pt" style:font-size-complex="11pt"/>
    </style:style>
    <style:style style:name="T32" style:family="text">
      <style:text-properties style:font-name="Arial" fo:font-size="11pt" fo:background-color="#ffff00" style:font-size-asian="11pt" style:font-size-complex="11pt"/>
    </style:style>
    <style:style style:name="T33" style:family="text">
      <style:text-properties style:font-name="Arial" fo:font-size="11pt" fo:font-weight="normal" fo:background-color="transparent" style:font-size-asian="11pt" style:font-weight-asian="normal" style:font-size-complex="11pt" style:font-weight-complex="normal"/>
    </style:style>
    <style:style style:name="T34" style:family="text">
      <style:text-properties style:font-name="Arial" fo:font-size="11pt" fo:font-weight="normal" style:font-size-asian="11pt" style:font-weight-asian="normal" style:font-size-complex="11pt" style:font-weight-complex="normal"/>
    </style:style>
    <style:style style:name="T35" style:family="text">
      <style:text-properties style:font-name="Arial" fo:font-size="11pt" fo:letter-spacing="-0.005cm" fo:font-style="normal" style:font-size-asian="11pt" style:font-style-asian="normal" style:font-size-complex="11pt" style:font-style-complex="normal" style:font-weight-complex="normal"/>
    </style:style>
    <style:style style:name="T36" style:family="text">
      <style:text-properties style:font-name="Arial"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font-size-complex="11pt" style:font-weight-complex="normal"/>
    </style:style>
    <style:style style:name="T37"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38" style:family="text">
      <style:text-properties style:font-name="Arial" fo:font-weight="bold" style:font-weight-asian="bold" style:font-weight-complex="bold"/>
    </style:style>
    <style:style style:name="T39" style:family="text">
      <style:text-properties style:font-name="Arial" fo:background-color="#ffff00"/>
    </style:style>
    <style:style style:name="T40" style:family="text">
      <style:text-properties style:font-name="Arial" fo:font-weight="normal" fo:background-color="transparent" style:font-weight-asian="normal" style:font-weight-complex="normal"/>
    </style:style>
    <style:style style:name="T41" style:family="text">
      <style:text-properties style:font-name="Arial" fo:font-size="9pt" fo:font-weight="bold" style:font-size-asian="9pt" style:font-weight-asian="bold" style:font-size-complex="9pt" style:font-weight-complex="bold"/>
    </style:style>
    <style:style style:name="T42" style:family="text">
      <style:text-properties style:font-name="Arial" fo:font-size="9pt" fo:font-weight="bold" fo:background-color="#ffff00" style:font-size-asian="9pt" style:font-weight-asian="bold" style:font-size-complex="9pt" style:font-weight-complex="bold"/>
    </style:style>
    <style:style style:name="T43" style:family="text">
      <style:text-properties style:font-name="Arial" fo:font-size="9pt" fo:font-weight="bold" fo:background-color="transparent" style:font-size-asian="9pt" style:font-weight-asian="bold" style:font-size-complex="9pt" style:font-weight-complex="bold"/>
    </style:style>
    <style:style style:name="T44" style:family="text">
      <style:text-properties style:font-name="Arial" fo:font-size="9pt" style:font-size-asian="9pt" style:font-size-complex="9pt"/>
    </style:style>
    <style:style style:name="T45" style:family="text">
      <style:text-properties style:font-name="Arial" fo:font-size="9pt" fo:background-color="#ffff00" style:font-size-asian="9pt" style:font-size-complex="9pt"/>
    </style:style>
    <style:style style:name="T46" style:family="text">
      <style:text-properties style:font-name="Arial" fo:font-size="9pt" fo:font-weight="normal" fo:background-color="transparent" style:font-size-asian="9pt" style:font-weight-asian="normal" style:font-size-complex="9pt" style:font-weight-complex="normal"/>
    </style:style>
    <style:style style:name="T47" style:family="text">
      <style:text-properties style:font-name="Arial" fo:font-size="9pt" fo:font-weight="normal" style:font-size-asian="9pt" style:font-weight-asian="normal" style:font-size-complex="9pt" style:font-weight-complex="normal"/>
    </style:style>
    <style:style style:name="T48" style:family="text">
      <style:text-properties style:font-name="Arial" fo:font-size="9pt" fo:font-weight="normal" fo:background-color="#ffff00" style:font-size-asian="9pt" style:font-weight-asian="normal" style:font-size-complex="9pt" style:font-weight-complex="normal"/>
    </style:style>
    <style:style style:name="T49" style:family="text">
      <style:text-properties style:font-name="Arial" fo:font-size="9pt" fo:background-color="transparent" style:font-size-asian="9pt" style:font-size-complex="9pt"/>
    </style:style>
    <style:style style:name="T50" style:family="text">
      <style:text-properties fo:font-size="9pt" style:text-underline-style="none" fo:background-color="#ffff00" style:font-size-asian="9pt" style:font-size-complex="9pt"/>
    </style:style>
    <style:style style:name="T51" style:family="text">
      <style:text-properties fo:font-size="11pt" style:font-size-asian="11pt" style:font-size-complex="11pt"/>
    </style:style>
    <style:style style:name="T52" style:family="text">
      <style:text-properties fo:font-size="11pt" fo:background-color="#66ffff" style:font-size-asian="11pt" style:font-size-complex="11pt" style:font-weight-complex="bold"/>
    </style:style>
    <style:style style:name="T53" style:family="text">
      <style:text-properties style:use-window-font-color="true" fo:font-weight="normal" style:font-weight-asian="normal" style:font-weight-complex="normal"/>
    </style:style>
    <style:style style:name="T54" style:family="text">
      <style:text-properties style:use-window-font-color="true" fo:font-weight="normal" fo:background-color="transparent" style:font-weight-asian="normal" style:font-weight-complex="normal"/>
    </style:style>
    <style:style style:name="T55"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56"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57"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8" style:family="text">
      <style:text-properties style:use-window-font-color="true" fo:font-style="italic" fo:font-weight="normal" style:font-style-asian="italic" style:font-weight-asian="normal" style:font-style-complex="italic" style:font-weight-complex="normal"/>
    </style:style>
    <style:style style:name="T59" style:family="text">
      <style:text-properties style:use-window-font-color="true" fo:font-style="italic" fo:background-color="transparent" style:font-style-asian="italic" style:font-style-complex="italic"/>
    </style:style>
    <style:style style:name="T60" style:family="text">
      <style:text-properties style:use-window-font-color="true" fo:font-style="italic" style:font-style-asian="italic" style:font-style-complex="italic"/>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bold" fo:background-color="transparent" style:font-weight-asian="bold" style:font-weight-complex="bold"/>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style:text-line-through-style="none" fo:font-weight="normal" style:font-weight-asian="normal" style:font-weight-complex="normal"/>
    </style:style>
    <style:style style:name="T67" style:family="text">
      <style:text-properties style:text-line-through-style="none" fo:font-style="italic" fo:font-weight="normal" style:font-style-asian="italic" style:font-weight-asian="normal" style:font-style-complex="italic" style:font-weight-complex="normal"/>
    </style:style>
    <style:style style:name="T68" style:family="text">
      <style:text-properties fo:background-color="#ffff66"/>
    </style:style>
    <style:style style:name="T69" style:family="text">
      <style:text-properties fo:background-color="#ffff00"/>
    </style:style>
    <style:style style:name="T70" style:family="text">
      <style:text-properties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7">RACCOMANDATA A.R al richiedente</text:p>
            <text:p text:style-name="P15">inviata a mezzo pec al tecnico</text:p>
            <text:p text:style-name="P16">oppure</text:p>
            <text:p text:style-name="P13"><text:span text:style-name="Car._20_predefinito_20_paragrafo"><text:span text:style-name="T50">inviata a mezzo pec al tecnico </text:span></text:span></text:p>
            <text:p text:style-name="P15">incaricato anche in qualità di </text:p>
            <text:p text:style-name="P15">soggetto delegato dal richiedente</text:p>
          </table:table-cell>
        </table:table-row>
      </table:table>
      <text:p text:style-name="Text_20_body"><text:span text:style-name="Car._20_predefinito_20_paragrafo"><text:span text:style-name="T29"/></text:span></text:p>
      <text:p text:style-name="Text_20_body"><text:span text:style-name="Car._20_predefinito_20_paragrafo"><text:span text:style-name="T29">CLASSIFICAZIONE ${documentRoot.protocollo.CLASS_COD_DEFINITIVO} - ${documentRoot.protocollo.FASCICOLO_ANNO_DEFINITIVO}/${documentRoot.protocollo.FASCICOLO_NUMERO_DEFINITIVO} </text:span></text:span></text:p>
      <text:p text:style-name="P56"><text:span text:style-name="Car._20_predefinito_20_paragrafo"><text:span text:style-name="T28">Prot. Numero: </text:span></text:span><text:bookmark text:name="i0RCdc"/><text:span text:style-name="Car._20_predefinito_20_paragrafo"><text:span text:style-name="T28">${documentRoot.protocollo.NUMERO_PROTOCOLLO}</text:span></text:span><text:span text:style-name="Car._20_predefinito_20_paragrafo"><text:span text:style-name="T29"> <text:s text:c="2"/>del ${documentRoot.protocollo.DATA_PROTOCOLLO} <text:s/></text:span></text:span></text:p>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7">Rif. pratica <text:s/>[numero] - </text:span></text:span><text:span text:style-name="Car._20_predefinito_20_paragrafo"><text:span text:style-name="T48">sigla</text:span></text:span></text:p>
            <text:p text:style-name="Normale"><text:span text:style-name="Car._20_predefinito_20_paragrafo"><text:span text:style-name="T47"/></text:span></text:p>
            <text:p text:style-name="Normale"><text:span text:style-name="Car._20_predefinito_20_paragrafo"><text:span text:style-name="T46"/></text:span></text:p>
          </table:table-cell>
          <table:table-cell table:style-name="Tabella6.A1" office:value-type="string">
            <text:p text:style-name="P38"/>
          </table:table-cell>
          <table:table-cell table:style-name="Tabella6.A1" office:value-type="string">
            <text:p text:style-name="P39">Al Sig. [richiedenti.nominativo;block=tbs:row;]</text:p>
            <text:p text:style-name="P39">[richiedenti.indirizzo]</text:p>
            <text:p text:style-name="P39">[richiedenti.cap] [richiedenti.comune] ([richiedenti.prov])</text:p>
            <text:p text:style-name="P39">in qualità di [richiedenti.titolo]</text:p>
            <text:p text:style-name="P39">della [richiedenti.ragsoc]</text:p>
            <text:p text:style-name="P39">[richiedenti.sede]</text:p>
            <text:p text:style-name="P39">[richiedenti.capd] [richiedenti.comuned] ([richiedenti.provd])</text:p>
            <text:p text:style-name="P22">[richiedenti.pec]</text:p>
            <text:p text:style-name="P39"/>
          </table:table-cell>
        </table:table-row>
        <table:table-row>
          <table:table-cell table:style-name="Tabella6.A1" office:value-type="string">
            <text:p text:style-name="P67">Allegati: //</text:p>
          </table:table-cell>
          <table:table-cell table:style-name="Tabella6.A1" office:value-type="string">
            <text:p text:style-name="P38"/>
          </table:table-cell>
          <table:table-cell table:style-name="Tabella6.A1" office:value-type="string">
            <text:p text:style-name="P39">[progettisti.nominativo;block=tbs:row;]</text:p>
            <text:p text:style-name="P39">[progettisti.indirizzo]</text:p>
            <text:p text:style-name="P41"><text:span text:style-name="Car._20_predefinito_20_paragrafo"><text:span text:style-name="T27">[progettisti.cap] [progettisti.comune] ([progettisti.prov])</text:span></text:span></text:p>
            <text:p text:style-name="P41"><text:span text:style-name="Car._20_predefinito_20_paragrafo"><text:span text:style-name="T27">[progettisti.pec]</text:span></text:span></text:p>
            <text:p text:style-name="P41"><text:span text:style-name="Car._20_predefinito_20_paragrafo"><text:span text:style-name="T31"/></text:span></text:p>
          </table:table-cell>
        </table:table-row>
        <table:table-row>
          <table:table-cell table:style-name="Tabella6.A1" office:value-type="string">
            <text:p text:style-name="P37"/>
          </table:table-cell>
          <table:table-cell table:style-name="Tabella6.A1" office:value-type="string">
            <text:p text:style-name="P38"/>
          </table:table-cell>
          <table:table-cell table:style-name="Tabella6.A1" office:value-type="string">
            <text:p text:style-name="P63"><text:span text:style-name="Car._20_predefinito_20_paragrafo"><text:span text:style-name="T52">Al Settore <text:s/>5 <text:s/>Lavori Pubblici ed Ambiente</text:span></text:span></text:p>
            <text:p text:style-name="P63"><text:span text:style-name="Car._20_predefinito_20_paragrafo"><text:span text:style-name="T52"/></text:span></text:p>
          </table:table-cell>
        </table:table-row>
        <table:table-row>
          <table:table-cell table:style-name="Tabella6.A1" office:value-type="string">
            <text:p text:style-name="P37"/>
          </table:table-cell>
          <table:table-cell table:style-name="Tabella6.A1" office:value-type="string">
            <text:p text:style-name="P38"/>
          </table:table-cell>
          <table:table-cell table:style-name="Tabella6.A1" office:value-type="string">
            <text:p text:style-name="P40">Al Settore 6 Corpo di Polizia Municipale</text:p>
          </table:table-cell>
        </table:table-row>
      </table:table>
      <text:p text:style-name="P42"/>
      <table:table table:name="Tabella2" table:style-name="Tabella2">
        <table:table-column table:style-name="Tabella2.A"/>
        <table:table-column table:style-name="Tabella2.B"/>
        <table:table-row table:style-name="Tabella2.1">
          <table:table-cell table:style-name="Tabella2.A1" office:value-type="string">
            <text:p text:style-name="P21">Oggetto:</text:p>
          </table:table-cell>
          <table:table-cell table:style-name="Tabella2.A1" office:value-type="string">
            <text:p text:style-name="P68"><text:span text:style-name="Car._20_predefinito_20_paragrafo"><text:span text:style-name="T35">${documentRoot.protocollo.OGGETTO_PROTOCOLLO_DEFINITIVO} </text:span></text:span></text:p>
          </table:table-cell>
        </table:table-row>
      </table:table>
      <text:p text:style-name="P45"/>
      <text:p text:style-name="P79">Comunicazione inizio lavori asseverata ai sensi dell’art. 6 bis del DPR 380/01 relativa a “[oggetto]” presso [ubicazione]. <text:s/><text:span text:style-name="Car._20_predefinito_20_paragrafo"><text:span text:style-name="T60">Sospensione e richiesta di documentazione integrativa .</text:span></text:span></text:p>
      <text:p text:style-name="P25"/>
      <text:p text:style-name="P29"><text:span text:style-name="T24"><text:tab/></text:span><text:span text:style-name="T25">(frase da aggiungere nella lettera nel punto più adatto in caso di installazione ascensore senza abbattimento barriere architettoniche)</text:span></text:p>
      <text:p text:style-name="P48"><text:soft-page-break/>Si precisa altresì che l'intervento proposto, pur essendo volto al miglioramento della fruibilità del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50"/>
      <text:p text:style-name="P50"/>
      <text:p text:style-name="P49">in caso di diritti da conguagliare</text:p>
      <text:p text:style-name="P51"><text:span text:style-name="T17">Si riscontra la comunicazione inizio lavori asseverata (CILA)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14">"CILA"</text:span><text:span text:style-name="T17"> sono aumentati a € 150,00 ; pertanto occorre provvedere a corrispondere il conguaglio che ammonta a € 70,00 </text:span><text:span text:style-name="T53">sul conto corrente bancario del Comune di Savona <text:s/>n° </text:span><text:span text:style-name="T55">2597290 </text:span><text:span text:style-name="T53"><text:s/>intestato a Tesoreria Comunale (codice <text:s/></text:span><text:span text:style-name="T55">IBAN IT91 Y061 7510 6100 0000 2597290</text:span><text:span text:style-name="T53">) acceso presso la Banca Carige Spa oppure su c/c postale n. 13298179 intestato a Comune di Savona Servizio di Tesoreria indicando come causale: </text:span><text:span text:style-name="T58">“Settore 4 conguaglio diritti di segreteria CILA”</text:span><text:span text:style-name="T53">; la ricevuta dell’effettuato versamento dovrà essere presentata entro e non oltre 5 gg. dal ricevimento della presente;</text:span></text:p>
      <text:p text:style-name="P52"/>
      <text:p text:style-name="P52"/>
      <text:p text:style-name="P58"><text:span text:style-name="T2"><text:tab/>Si riscontra la comunicazione inizio lavori asseverata (CILA) presentata in data [data_presentazione] e recepita agli atti al prot. n° [protocollo] del [data_protocollo] e si dispone la </text:span><text:span text:style-name="T62">sospensione dell'attività</text:span><text:span text:style-name="T2"> come previsto dal comma 3 dell'art. 19 L 241/90 e s.m.i. <text:s/>in quanto …</text:span></text:p>
      <text:list xml:id="list8291761546139551314" text:style-name="L1">
        <text:list-item>
          <text:p text:style-name="P81">l’intervento proposto necessita dell'acquisizione degli atti di assenso ….... già richiesti autonomamente ma in attesa di rilascio, come indicato nella Comunicazione CILA al punto <text:span text:style-name="T69">c); </text:span>quindi si rimane in attesa dell'esito di tale/i assenso/i che dovrà/dovranno essere comunicati/trasmessi allo scrivente Settore.</text:p>
        </text:list-item>
        <text:list-item>
          <text:p text:style-name="P81">l’intervento proposto necessita dell'acquisizione d'ufficio degli atti di assenso necessari alla realizzazione dell'intervento (come da voi indicato / contrariamente a quanto indicato nella Comunicazione CILA al punto c)); quindi l'intervento potrà essere iniziato solo dopo la comunicazione da parte dello scrivente Settore dell'avvenuto rilascio dei relativi atti di assenso. A tale proposito si comunica che è stato trasmesso al Settore …... copia della CILA; sarà cura dello scrivente ufficio acquisire tali pareri e comunicare l’esito degli stessi.</text:p>
        </text:list-item>
        <text:list-item>
          <text:p text:style-name="P81">l'intervento proposto interessa la proprietà comunale e la viabilità pubblica e pertanto è necessario il preventivo assenso dei civici Settori Lavori Pubblici e Polizia Municipale, <text:span text:style-name="T61">uffici per i quali la presente costituisce richiesta di parere </text:span><text:span text:style-name="T15">(gli uffici comunali possono consultare il progetto tramite praticaweb; </text:span><text:span text:style-name="T64">sarà cura dello scrivente ufficio comunicare l’esito degli stessi.</text:span></text:p>
        </text:list-item>
        <text:list-item>
          <text:p text:style-name="P81">l’intervento proposto necessita dell'acquisizione d'ufficio degli atti di assenso necessari alla realizzazione dell'intervento (come da voi indicato / contrariamente a quanto indicato nella Comunicazione CILA al punto c)); a tale proposito è stata avviata la procedura prevista dall'art. 14 bis della L 241/09 e s.m.i.; l'intervento potrà essere iniziato solo dopo la comunicazione da parte dello scrivente Settore dell'avvenuta conclusione di tale procedura.</text:p>
        </text:list-item>
        <text:list-item>
          <text:p text:style-name="P81">l'attestazione ….... allegata alla CILA non risulta veritiera …...</text:p>
        </text:list-item>
      </text:list>
      <text:p text:style-name="P60"/>
      <text:p text:style-name="P59">Al fine di accertare e perfezionare la presenza dei requisiti e dei presupposti di cui al comma 1 e 3 dell'art. 19 L 241/90 e s.m.i., è necessario trasmettere la seguente documentazione integrativa da produrre entro <text:span text:style-name="T63">30 giorni</text:span>: </text:p>
      <text:p text:style-name="P61">oppure </text:p>
      <text:p text:style-name="P59"><text:soft-page-break/>Al fine di poter acquisire i necessari atti di assenso, è necessario trasmettere la seguente documentazione integrativa da produrre entro <text:span text:style-name="T63">30 giorni</text:span>: </text:p>
      <text:list xml:id="list35245315" text:continue-numbering="true" text:style-name="L1">
        <text:list-item>
          <text:p text:style-name="P72"><text:span text:style-name="T53">pagamento dei diritti di segreteria nella misura di <text:s/></text:span><text:span text:style-name="T54">€ 150,00,</text:span><text:span text:style-name="T53"> somma da versarsi sul conto corrente bancario del Comune di Savona <text:s/>n° </text:span><text:span text:style-name="T56">2597290 </text:span><text:span text:style-name="T53"><text:s/>intestato a Tesoreria Comunale (codice <text:s/></text:span><text:span text:style-name="T56">IBAN IT91 Y061 7510 6100 0000 2597290</text:span><text:span text:style-name="T53">) acceso presso la Banca Carige Spa oppure su c/c postale n. 13298179 intestato a Comune di Savona Servizio di Tesoreria indicando come causale: </text:span><text:span text:style-name="T58">“Settore 4 - Diritti di Segreteria - Nominativo - Indirizzo Immobile – CILA”; </text:span></text:p>
        </text:list-item>
        <text:list-item>
          <text:p text:style-name="P82"><text:span text:style-name="T2">quanto prescritto dal comma 2 dell’art. 6bis del DPR 380/01 e smi: attestazione a firma del professionista abilitato alla progettazione il quale attesti </text:span><text:span text:style-name="T16">“che </text:span><text:span text:style-name="T59">i lavori sono conformi agli strumenti urbanistici approvati e ai regolamenti edilizi vigenti, che sono compatibili con la normativa in materia sismica e con quella sul rendimento energetico nell'edilizia e che non vi è interessamento delle parti strutturali dell'edificio”</text:span></text:p>
        </text:list-item>
        <text:list-item>
          <text:p text:style-name="P72">nuova relazione tecnica sostitutiva redatta su modello comunale compilata in ogni sua parte in quanto quella agli atti non contiene ….. <text:s/>;</text:p>
        </text:list-item>
        <text:list-item>
          <text:p text:style-name="P72"><text:span text:style-name="T66">nuova relazione tecnica/ elaborati grafici/ ....., in sostituzione di quella prodotta, debitamente compilata in ogni campo previsto, resa in formato </text:span><text:span text:style-name="T67">“.pdf” </text:span><text:span text:style-name="T66">e sottoscritta digitalmente;</text:span></text:p>
        </text:list-item>
        <text:list-item>
          <text:p text:style-name="P72"><text:span text:style-name="T17">documentazione, relativa all'impresa esecutrice, in ottemperanza art. 90 del Decreto Legislativo 9 aprile 2008, n. 81 e s.m.i. ossia:</text:span><text:span text:style-name="T18">(in quanto la realizzazione delle opere relative all'impianto di …………………. devono essere eseguite da idonee imprese installatrici ai sensi del DM 22.1.2008 n.. 37 e non possono quindi essere “realizzate in proprio </text:span><text:span text:style-name="T19">oppure in quanto trattandosi di esecuzione di particolari specifiche lavorazioni, a norma dell'art. 16 comma 9 del vigente Regolamento Edilizio non possono essere eseguite in proprio;</text:span></text:p>
        </text:list-item>
      </text:list>
      <text:p text:style-name="P6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4"><text:span text:style-name="WW-Hyperlink1"><text:span text:style-name="T6">B) Copia della</text:span></text:span><text:span text:style-name="WW-Hyperlink1"><text:span text:style-name="T7"> </text:span></text:span><text:span text:style-name="WW-Hyperlink1"><text:span text:style-name="T6">notifica preliminare all'Azienda Unità Sanitaria Locale e alla Direzione Provinciale del Lavoro territorialmente competenti nei casi previsti dall'art. 99 del D. Lgs n. 81/08 e s.m.i. <text:s/>e ricevuta dell'invio </text:span></text:span><text:span text:style-name="WW-Hyperlink1"><text:span text:style-name="T7">online al link </text:span></text:span><text:a xlink:type="simple" xlink:href="https://sendweb.regione.liguria.it/sendweb/welcome" text:style-name="Internet_20_link"><text:span text:style-name="Internet_20_link"><text:span text:style-name="T7">https://sendweb.regione.liguria.it/sendweb/welcome</text:span></text:span></text:a><text:span text:style-name="WW-Hyperlink1"><text:span text:style-name="T7"> della stessa </text:span></text:span><text:span text:style-name="WW-Hyperlink1"><text:span text:style-name="T6">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text:span text:style-name="Internet_20_link"><text:span text:style-name="T6">www.comune.savona.it</text:span></text:span></text:a><text:span text:style-name="WW-Hyperlink1"><text:span text:style-name="T6">)</text:span></text:span></text:p>
      <text:p text:style-name="P66"><text:span text:style-name="T9">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text:span text:style-name="T10">www.comune.savona.it</text:span></text:a><text:span text:style-name="T9">)</text:span></text:p>
      <text:list xml:id="list35250157" text:continue-numbering="true" text:style-name="L1">
        <text:list-header>
          <text:p text:style-name="P72"/>
        </text:list-header>
      </text:list>
      <text:list xml:id="list2052143307085214787" text:style-name="L2">
        <text:list-item>
          <text:p text:style-name="P76">indicazione del nominativo del Direttore dei Lavori, il quale deve sottoscrivere la comunicazione per accettazione dell’incarico di Direzione Lavori, in quanto prescritto dall'art. 17 del vigente Regolamento Edilizio <text:span text:style-name="T68">(verificare e indicare magari in maniera puntuale tale necessità)</text:span></text:p>
        </text:list-item>
        <text:list-item>
          <text:p text:style-name="P69">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69"><text:soft-page-break/>copia del documento di identità di tutte le imprese, necessario per l'efficacia dell'autocertificazione della ditta esecutrice contenente i dati indispensabili al reperimento delle informazioni per l'acquisizione d'ufficio del DURC;</text:p>
        </text:list-item>
        <text:list-item>
          <text:p text:style-name="P76">verifica dell’intervento con specifico riferimento alla normativa di Piano di Bacino;</text:p>
        </text:list-item>
        <text:list-item>
          <text:p text:style-name="P73"><text:span text:style-name="T17">documentazione illustrativa e/o progettuale concernente la sicurezza degli impianti (indicare che tipo di impianto) redatta ai sensi dell'art. 5 comma 1 del DM 22.1.2008 N. 37; </text:span><text:span text:style-name="T18">(non è sempre necessario il preventivo progetto verificare l'art. 5 comma 1 del DM 37/08)</text:span></text:p>
        </text:list-item>
        <text:list-item>
          <text:p text:style-name="P76">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76">documentazione, relativa all'impresa esecutrice, in ottemperanza art. 90 del Decreto Legislativo 9 aprile 2008, n. 81 e s.m.i. ossia:</text:p>
        </text:list-item>
      </text:list>
      <text:list xml:id="list6647522928000801756" text:style-name="L3">
        <text:list-item>
          <text:p text:style-name="P70">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71"><text:span text:style-name="WW-Hyperlink1"><text:span text:style-name="T6">Copia della</text:span></text:span><text:span text:style-name="WW-Hyperlink1"><text:span text:style-name="T7"> </text:span></text:span><text:span text:style-name="WW-Hyperlink1"><text:span text:style-name="T6">notifica preliminare all'Azienda Unità Sanitaria Locale e alla Direzione Provinciale del Lavoro territorialmente competenti nei casi previsti dall'art. 99 del D. Lgs n. 81/08 e s.m.i. <text:s/>e ricevuta dell'invio </text:span></text:span><text:span text:style-name="WW-Hyperlink1"><text:span text:style-name="T7">online al link </text:span></text:span><text:a xlink:type="simple" xlink:href="https://sendweb.regione.liguria.it/sendweb/welcome" text:style-name="Internet_20_link"><text:span text:style-name="Internet_20_link"><text:span text:style-name="T7">https://sendweb.regione.liguria.it/sendweb/welcome</text:span></text:span></text:a><text:span text:style-name="WW-Hyperlink1"><text:span text:style-name="T7"> della stessa </text:span></text:span><text:span text:style-name="WW-Hyperlink1"><text:span text:style-name="T6">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text:span text:style-name="Internet_20_link"><text:span text:style-name="T6">www.comune.savona.it</text:span></text:span></text:a><text:span text:style-name="WW-Hyperlink1"><text:span text:style-name="T6">)</text:span></text:span></text:p>
        </text:list-item>
        <text:list-item>
          <text:p text:style-name="P71"><text:span text:style-name="T8"><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text:span text:style-name="T11">www.comune.savona.it</text:span></text:a><text:span text:style-name="T8">)</text:span></text:p>
        </text:list-item>
      </text:list>
      <text:list xml:id="list2064837938984002727" text:style-name="L4">
        <text:list-item>
          <text:p text:style-name="P77">documentazione attestante il titolo ad eseguire l’intervento da Lei posseduto;</text:p>
        </text:list-item>
        <text:list-item>
          <text:p text:style-name="P74"><text:span text:style-name="T17">autocertificazione del proprietario dell’alloggio nella quale venga dichiarata </text:span><text:span text:style-name="T14">“la piena ed esclusiva proprietà della porzione di sottotetto interessata dall’intervento e che ne terzi, ne il condominio e ne altri condomini hanno diritti di sorta su di essa”</text:span></text:p>
        </text:list-item>
        <text:list-item>
          <text:p text:style-name="P77">estratto di mappa catastale in scala 1:1000 o 1:2000 con evidenziati i limiti di proprietà;</text:p>
        </text:list-item>
        <text:list-item>
          <text:p text:style-name="P77">documentazione fotografica dello stato dei luoghi e dell’edificio, con planimetria riportante indicati i punti di vista dai quali sono state scattate le fotografie;</text:p>
        </text:list-item>
        <text:list-item>
          <text:p text:style-name="P77">elaborati grafici debitamente quotati con indicate le superfici e la destinazione di ogni locale oggetto di intervento;</text:p>
        </text:list-item>
        <text:list-item>
          <text:p text:style-name="P77">nota di assenso debitamente sottoscritta dal proprietario dell’immobile completa di dati anagrafici dello stesso;</text:p>
        </text:list-item>
        <text:list-item>
          <text:p text:style-name="P74"><text:span text:style-name="T17">planimetria catastale e visura dell’unità immobiliare oggetto dell’intervento;</text:span><text:span text:style-name="T18">(solo quando non si riesce ad acquisire d'ufficio)</text:span></text:p>
        </text:list-item>
        <text:list-item>
          <text:p text:style-name="P74"><text:span text:style-name="T17">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text:span><text:span text:style-name="T17">come definita (SU) nel Regolamento Edilizio Tipo e nei provvedimenti emanati in sua attuazione ossia </text:span><text:span text:style-name="T14">“Superficie di pavimento degli spazi di un edificio</text:span><text:span text:style-name="T17"> </text:span><text:span text:style-name="T14">misurata al netto della </text:span><text:soft-page-break/><text:span text:style-name="T14">superficie accessoria e di murature, pilastri, tramezzi, sguinci e vani di porte e finestre” </text:span><text:span text:style-name="T65">si rammenta che </text:span><text:span text:style-name="T64">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7"><text:span text:style-name="T23">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77">alla compatibilità con le norme di Piano di Bacino vigenti </text:p>
            </text:list-item>
            <text:list-item>
              <text:p text:style-name="P77">al recepimento in fase di progettazione degli indirizzi tecnici vincolanti di cui all'art. 5Bis della normativa di attuazione dei Piani di Bacino vigenti</text:p>
            </text:list-item>
            <text:list-item>
              <text:p text:style-name="P77">alle puntuali verifiche richieste dalla normativa geologica di PUC</text:p>
            </text:list-item>
          </text:list>
        </text:list-item>
        <text:list-item>
          <text:p text:style-name="P78">relazione geotecnica redatta in conformità alla vigente legislazione in materia;</text:p>
        </text:list-item>
        <text:list-item>
          <text:p text:style-name="P74"><text:span text:style-name="T17">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0">(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7">; </text:span><text:span text:style-name="T21">(oppure) copia dell’atto unilaterale di vincolo dei box alle rispettive unità immobiliari che si andranno a creare, come richiesto dall’art. 2 comma 3 della L.R. n. 24/01;</text:span><text:span text:style-name="T17"> per la definizione di tale atto potrà essere preso contatto con l’ufficio scrivente ritirando presso lo stesso, opportuno fac simile.</text:span><text:span text:style-name="T20"> (da togliere in caso di box x legge sottotetti perché non abbiamo fac simile)</text:span></text:p>
        </text:list-item>
        <text:list-item>
          <text:p text:style-name="P74"><text:span text:style-name="T17">parere preventivo in materia ai fini della prevenzione incendi, rilasciato dal Comando Provinciale dei Vigili del Fuoco </text:span><text:span text:style-name="T21">(oppure) dichiarazione esplicita del progettista in cui si dichiari ….</text:span></text:p>
        </text:list-item>
        <text:list-item>
          <text:p text:style-name="P77">elaborati grafici e relazione con dichiarazione di conformità dell’intervento di cui alla normativa in materia di abbattimento delle barriere architettoniche;</text:p>
        </text:list-item>
        <text:list-item>
          <text:p text:style-name="P83"><text:span text:style-name="T69">(in caso impianto termico o interventi rendimento energetico per in quale non è stato presentato nulla in merito)</text:span> l'intervento proposto <text:span text:style-name="T2">prevede la </text:span><text:span text:style-name="T69">realizzazione di un nuovo impianto di riscaldamento/interviene sulla superficie disperdente dell'edificio,</text:span><text:span text:style-name="T2">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83"><text:span text:style-name="T12">(in caso impianto termico o interventi rendimento energetico) </text:span><text:span text:style-name="T13">il progetto prevede l</text:span><text:span text:style-name="T12">'installazione di un nuovo impianto di riscaldamento / la realizzazione di opere <text:s/>di coibentazione</text:span><text:span text:style-name="T13"> quindi occorre integrare la relazione tecnica con un capitolo contenente le descrizioni e <text:s/>le dichiarazione previste dall'art. 33.4 <text:s/>comma 5 e 6 del vigente Regolamento Edilizio</text:span></text:p>
        </text:list-item>
        <text:list-item>
          <text:p text:style-name="P83"><text:span text:style-name="T12">(in caso impianto termico o interventi rendimento energetico con documentazione carente)</text:span><text:span text:style-name="T13"> </text:span><text:span text:style-name="T22">puntuale descrizione delle opere riguardanti le modifiche dell’impianto termico in cui, dovrà essere precisata: la potenza del generatore termico e la modalità di evacuazione dei fumi dello stesso. In merito si rammenta che è necessario individuare il livello di </text:span><text:span text:style-name="T22">ristrutturazione/riqualificazione energetica dell'intervento e redigere la relativa progettazione delle azioni da intraprendere, ai sensi della vigente normativa nazionale in </text:span><text:soft-page-break/><text:span text:style-name="T22">materia, secondo quanto disposto dall'Allegato 1 del D.M. 26/06/2015 attuativo del Dlgs 192/2005 (Applicazione delle metodologie di calcolo delle prestazioni energetiche e definizione delle prescrizioni e dei requisiti minimi degli edifici).</text:span></text:p>
          <text:p text:style-name="P77"/>
        </text:list-item>
      </text:list>
      <text:p text:style-name="P54">Inoltre essendo previsti movimenti terra dovrà essere prodotta la documentazione relativa alle terre e rocce da scavo con gli adempimenti a seconda del caso:</text:p>
      <text:p text:style-name="P54"/>
      <text:list xml:id="list7046095608540097153" text:style-name="WW8Num15">
        <text:list-item>
          <text:list>
            <text:list-item>
              <text:p text:style-name="P80"><text:span text:style-name="T34">nel caso in cui </text:span><text:span text:style-name="Car._20_predefinito_20_paragrafo"><text:span text:style-name="T34">non sia previsto il riutilizzo</text:span></text:span><text:span text:style-name="T34">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36">conferimento in discarica,</text:span></text:span><text:span text:style-name="T34"> <text:s/>delle stesse, attenendosi a quanto previsto dalle vigenti norme in materia </text:span><text:span text:style-name="Car._20_predefinito_20_paragrafo"><text:span text:style-name="T37">(</text:span></text:span><text:span text:style-name="Car._20_predefinito_20_paragrafo"><text:span text:style-name="T4">vedasi modello “Autocertificazione terre da scavo presso discarica” predisposto dal Settore scaricabile dal sito internet <text:s text:c="2"/></text:span></text:span><text:a xlink:type="simple" xlink:href="http://www.comune.savona.it/" text:style-name="Internet_20_link"><text:span text:style-name="Hyperlink"><text:span text:style-name="T37">www.comune.savona.it</text:span></text:span></text:a><text:span text:style-name="Hyperlink"><text:span text:style-name="T37">)</text:span></text:span></text:p>
            </text:list-item>
          </text:list>
          <text:list>
            <text:list-item>
              <text:p text:style-name="P80"><text:span text:style-name="T31">nel caso in cui </text:span><text:span text:style-name="Car._20_predefinito_20_paragrafo"><text:span text:style-name="T30">ne sia previsto il riutilizzo</text:span></text:span><text:span text:style-name="T30"> per i reinterri o riempimenti in sito o in altre aree,</text:span><text:span text:style-name="T31">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7">(</text:span></text:span><text:span text:style-name="Car._20_predefinito_20_paragrafo"><text:span text:style-name="T4">vedasi modello </text:span></text:span><text:span text:style-name="Car._20_predefinito_20_paragrafo"><text:span text:style-name="T5">“Autocertificazione terre da scavo riutilizzo in sito”</text:span></text:span><text:span text:style-name="Car._20_predefinito_20_paragrafo"><text:span text:style-name="T4"> predisposto dal Settore scaricabile dal sito internet <text:s text:c="2"/></text:span></text:span><text:span text:style-name="Hyperlink"><text:span text:style-name="T37">www.comune.savona.it)</text:span></text:span></text:p>
            </text:list-item>
            <text:list-item>
              <text:p text:style-name="P80"><text:span text:style-name="Hyperlink"><text:span text:style-name="T57">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75"/>
            </text:list-item>
          </text:list>
        </text:list-item>
      </text:list>
      <text:p text:style-name="P54">Infine si rammenta l'obbligo del rispetto della normativa regionale per la prevenzione delle cadute dall'alto nei cantieri edili introdotta con la legge regionale n.5 del 15/02/2010, modificata dalla L.R. 43 del 17.12.2012.</text:p>
      <text:p text:style-name="P54">La normativa sopraccitata prevede l'obbligo di realizzare un sistema di ancoraggio permanente e sicuro per i lavoratori che operano sul tetto.</text:p>
      <text:p text:style-name="P54">A tal fine è necessario trasmettere:</text:p>
      <text:list xml:id="list7985344900891469171" text:style-name="L5">
        <text:list-item>
          <text:p text:style-name="P84">elaborato planimetrico contenente l’individuazione dei punti di installazione dei dispositivi di ancoraggio, degli accessi e dei percorsi;</text:p>
        </text:list-item>
        <text:list-item>
          <text:p text:style-name="P85">relazione di calcolo di verifica della resistenza dei punti di ancoraggio rilasciata dal progettista stesso o da altro professionista abilitato.</text:p>
        </text:list-item>
      </text:list>
      <text:p text:style-name="P31"/>
      <text:p text:style-name="P26"><text:tab/>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30"><text:tab/><text:span text:style-name="T26"><text:tab/></text:span></text:p>
      <text:p text:style-name="P62"/>
      <text:p text:style-name="P28"><text:soft-page-break/><text:span text:style-name="T70"><text:tab/></text:span><text:span text:style-name="T63">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35"/>
      <text:p text:style-name="P24"><text:tab/><text:span text:style-name="T61">In caso di inottemperanza nei termini sopra definiti, la CILA risulterà inefficace e verrà archiviata. </text:span></text:p>
      <text:p text:style-name="P32"/>
      <text:p text:style-name="P32"><text:span text:style-name="T23"><text:tab/></text:span>Le eventuali opere eseguite senza che tale documentazione sia stata presentata nei termini di cui sopra, saranno considerate prive di titolo edilizio e per le stesse troverà applicazione quanto stabilito dall'art. 19 comma 3 della Legge n. 241/1990 e s.m.i.</text:p>
      <text:p text:style-name="P53"><text:tab/></text:p>
      <text:p text:style-name="P27"><text:tab/>Si comunica che il responsabile del procedimento è il Dirigente architetto Giovanna Macario. </text:p>
      <text:p text:style-name="P27"><text:tab/>Per informazioni relative alla sua pratica può rivolgersi, nell'orario dedicato al ricevimento, <text:span text:style-name="T64">all'istruttore tecnico </text:span><text:span text:style-name="T15"><text:s/>[istruttore_tecnico] </text:span>e in sua assenza all'arch. Caterina Curti.</text:p>
      <text:p text:style-name="P23"/>
      <text:p text:style-name="P34"><text:tab/>Distinti saluti.</text:p>
      <text:p text:style-name="P25"/>
      <table:table table:name="Tabella5" table:style-name="Tabella5">
        <table:table-column table:style-name="Tabella5.A"/>
        <table:table-column table:style-name="Tabella5.B"/>
        <table:table-row table:style-name="Tabella5.1">
          <table:table-cell table:style-name="Tabella5.A1" office:value-type="string">
            <text:p text:style-name="P11"/>
          </table:table-cell>
          <table:table-cell table:style-name="Tabella5.A1" office:value-type="string">
            <text:p text:style-name="P14">Il Dirigente</text:p>
          </table:table-cell>
        </table:table-row>
        <table:table-row table:style-name="Tabella5.1">
          <table:table-cell table:style-name="Tabella5.A1" office:value-type="string">
            <text:p text:style-name="P12"/>
          </table:table-cell>
          <table:table-cell table:style-name="Tabella5.A1" office:value-type="string">
            <text:p text:style-name="P33">${documentRoot.protocollo.DIRIGENTE_DEFINITIVO} </text:p>
            <text:p text:style-name="P4">(Sottoscritto digitalmente ai sensi</text:p>
            <text:p text:style-name="P4">dell'art. 21 D.Lgs n. 82/2005 e s.m.i.)</text:p>
            <text:p text:style-name="P11"/>
          </table:table-cell>
        </table:table-row>
      </table:table>
      <text:p text:style-name="P18">REFERENTI PER LA PRATICA:</text:p>
      <text:p text:style-name="P19">Istruttore della pratica: <text:span text:style-name="T24"><text:s/>[istruttore_tecnico]</text:span> (0198310 <text:s text:c="8"/>)</text:p>
      <text:p text:style-name="P20">Responsabile dell'U.O. Edilizia certificata Arch. Caterina Curti</text:p>
      <text:p text:style-name="P3"><text:span text:style-name="Car._20_predefinito_20_paragrafo"><text:span text:style-name="T3"/></text:span></text:p>
      <text:p text:style-name="P55"/>
      <text:p text:style-name="P55"/>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04:09.50</dc:date>
    <meta:print-date>2013-02-20T09:35:00</meta:print-date>
    <meta:editing-cycles>49</meta:editing-cycles>
    <meta:editing-duration>PT4H39S</meta:editing-duration>
    <meta:generator>OpenOffice/4.0.0$Win32 OpenOffice.org_project/400m3$Build-9702</meta:generator>
    <meta:document-statistic meta:table-count="5" meta:image-count="1" meta:object-count="0" meta:page-count="7" meta:paragraph-count="115" meta:word-count="2998" meta:character-count="21639"/>
  </office:meta>
</office:document-meta>
</file>